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6850" officeooo:paragraph-rsid="001868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Enlazar contenedores (Wordpress y MariaDB)</text:p>
      <text:p text:style-name="P1"/>
      <text:p text:style-name="P1">En esta parte de la práctica crearemos un contenedor de una imagen de Wordpress</text:p>
      <text:p text:style-name="P1">(Gestor de contenido) y una imagen de MariaDB (Base de datos) y los enlazaremos para </text:p>
      <text:p text:style-name="P1">tener nuestro Wordpress bien configurado con una base de datos. Para enlazarlos los </text:p>
      <text:p text:style-name="P1">uniremos a la misma red.</text:p>
      <text:p text:style-name="P1"/>
      <text:p text:style-name="P1">Contenido de ayuda:</text:p>
      <text:p text:style-name="P1"/>
      <text:p text:style-name="P1">- Ver documentación en la página Web de Docker Hub para ver los parámetros</text:p>
      <text:p text:style-name="P1">necesarios para crear contenedor de base de datos.</text:p>
      <text:p text:style-name="P1"/>
      <text:p text:style-name="P1"/>
      <text:p text:style-name="P1">1. Creamos una red o usamos una ya creada de las actividades anteriores.</text:p>
      <text:p text:style-name="P1"/>
      <text:p text:style-name="P1"/>
      <text:p text:style-name="P1"/>
      <text:p text:style-name="P1"/>
      <text:p text:style-name="P1"/>
      <text:p text:style-name="P1"/>
      <text:p text:style-name="P1">2. Descargamos las imágenes de wordpress y mariadb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3T19:26:08.741000000</meta:creation-date>
    <dc:date>2024-05-03T19:38:55.655000000</dc:date>
    <meta:editing-duration>PT12M46S</meta:editing-duration>
    <meta:editing-cycles>3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0" meta:word-count="98" meta:character-count="580" meta:non-whitespace-character-count="490"/>
  </office:meta>
</office:document-meta>
</file>